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f3f" officeooo:paragraph-rsid="00049f3f"/>
    </style:style>
    <style:style style:name="P2" style:family="paragraph" style:parent-style-name="Standard">
      <style:text-properties officeooo:rsid="00057504" officeooo:paragraph-rsid="00057504"/>
    </style:style>
    <style:style style:name="P3" style:family="paragraph" style:parent-style-name="Standard">
      <style:text-properties officeooo:paragraph-rsid="00057504"/>
    </style:style>
    <style:style style:name="P4" style:family="paragraph" style:parent-style-name="Standard">
      <style:text-properties officeooo:rsid="00076a89" officeooo:paragraph-rsid="00057504"/>
    </style:style>
    <style:style style:name="P5" style:family="paragraph" style:parent-style-name="Standard">
      <style:text-properties officeooo:rsid="00076a89" officeooo:paragraph-rsid="00076a89"/>
    </style:style>
    <style:style style:name="P6" style:family="paragraph" style:parent-style-name="Standard">
      <style:text-properties fo:font-weight="bold" officeooo:rsid="00076a89" officeooo:paragraph-rsid="00076a89" style:font-weight-asian="bold" style:font-weight-complex="bold"/>
    </style:style>
    <style:style style:name="P7" style:family="paragraph" style:parent-style-name="Standard">
      <style:text-properties fo:font-weight="bold" officeooo:rsid="000f249f" officeooo:paragraph-rsid="000f249f" style:font-weight-asian="bold" style:font-weight-complex="bold"/>
    </style:style>
    <style:style style:name="P8" style:family="paragraph" style:parent-style-name="Standard">
      <style:text-properties fo:font-weight="bold" officeooo:rsid="001291d8" officeooo:paragraph-rsid="001291d8" style:font-weight-asian="bold" style:font-weight-complex="bold"/>
    </style:style>
    <style:style style:name="P9" style:family="paragraph" style:parent-style-name="Standard">
      <style:text-properties fo:font-weight="bold" officeooo:rsid="001895be" officeooo:paragraph-rsid="001895be" style:font-weight-asian="bold" style:font-weight-complex="bold"/>
    </style:style>
    <style:style style:name="P10" style:family="paragraph" style:parent-style-name="Standard">
      <style:text-properties fo:font-weight="bold" officeooo:rsid="001ba921" officeooo:paragraph-rsid="001ba921" style:font-weight-asian="bold" style:font-weight-complex="bold"/>
    </style:style>
    <style:style style:name="P11" style:family="paragraph" style:parent-style-name="Standard">
      <style:text-properties fo:font-weight="bold" officeooo:rsid="001d3cd8" officeooo:paragraph-rsid="001d3cd8" style:font-weight-asian="bold" style:font-weight-complex="bold"/>
    </style:style>
    <style:style style:name="P12" style:family="paragraph" style:parent-style-name="Standard">
      <style:text-properties fo:font-weight="bold" officeooo:rsid="00230db5" officeooo:paragraph-rsid="00230db5" style:font-weight-asian="bold" style:font-weight-complex="bold"/>
    </style:style>
    <style:style style:name="P13" style:family="paragraph" style:parent-style-name="Standard">
      <style:text-properties fo:font-weight="bold" officeooo:rsid="0025d61b" officeooo:paragraph-rsid="0025d61b" style:font-weight-asian="bold" style:font-weight-complex="bold"/>
    </style:style>
    <style:style style:name="P14" style:family="paragraph" style:parent-style-name="Standard">
      <style:text-properties officeooo:paragraph-rsid="00076a89"/>
    </style:style>
    <style:style style:name="P15" style:family="paragraph" style:parent-style-name="Standard">
      <style:text-properties fo:font-weight="normal" officeooo:rsid="00076a89" officeooo:paragraph-rsid="00076a89" style:font-weight-asian="normal" style:font-weight-complex="normal"/>
    </style:style>
    <style:style style:name="P16" style:family="paragraph" style:parent-style-name="Standard">
      <style:text-properties fo:font-weight="normal" officeooo:rsid="00076a89" officeooo:paragraph-rsid="000f249f" style:font-weight-asian="normal" style:font-weight-complex="normal"/>
    </style:style>
    <style:style style:name="P17" style:family="paragraph" style:parent-style-name="Standard">
      <style:text-properties fo:font-weight="normal" officeooo:rsid="000b7809" officeooo:paragraph-rsid="000b7809" style:font-weight-asian="normal" style:font-weight-complex="normal"/>
    </style:style>
    <style:style style:name="P18" style:family="paragraph" style:parent-style-name="Standard">
      <style:text-properties fo:font-weight="normal" officeooo:rsid="000b7809" officeooo:paragraph-rsid="000f249f" style:font-weight-asian="normal" style:font-weight-complex="normal"/>
    </style:style>
    <style:style style:name="P19" style:family="paragraph" style:parent-style-name="Standard">
      <style:text-properties fo:font-weight="normal" officeooo:rsid="001291d8" officeooo:paragraph-rsid="001291d8" style:font-weight-asian="normal" style:font-weight-complex="normal"/>
    </style:style>
    <style:style style:name="P20" style:family="paragraph" style:parent-style-name="Standard">
      <style:text-properties fo:font-weight="normal" officeooo:rsid="001895be" officeooo:paragraph-rsid="001895be" style:font-weight-asian="normal" style:font-weight-complex="normal"/>
    </style:style>
    <style:style style:name="P21" style:family="paragraph" style:parent-style-name="Standard">
      <style:text-properties fo:font-weight="normal" officeooo:rsid="0019ed1f" officeooo:paragraph-rsid="0019ed1f" style:font-weight-asian="normal" style:font-weight-complex="normal"/>
    </style:style>
    <style:style style:name="P22" style:family="paragraph" style:parent-style-name="Standard">
      <style:text-properties fo:font-weight="normal" officeooo:rsid="000f249f" officeooo:paragraph-rsid="000f249f" style:font-weight-asian="normal" style:font-weight-complex="normal"/>
    </style:style>
    <style:style style:name="P23" style:family="paragraph" style:parent-style-name="Standard">
      <style:text-properties fo:font-weight="normal" officeooo:rsid="001ba921" officeooo:paragraph-rsid="001ba921" style:font-weight-asian="normal" style:font-weight-complex="normal"/>
    </style:style>
    <style:style style:name="P24" style:family="paragraph" style:parent-style-name="Standard">
      <style:text-properties fo:font-weight="normal" officeooo:rsid="001d3cd8" officeooo:paragraph-rsid="001ba921" style:font-weight-asian="normal" style:font-weight-complex="normal"/>
    </style:style>
    <style:style style:name="P25" style:family="paragraph" style:parent-style-name="Standard">
      <style:text-properties fo:font-weight="normal" officeooo:rsid="00230db5" officeooo:paragraph-rsid="00230db5" style:font-weight-asian="normal" style:font-weight-complex="normal"/>
    </style:style>
    <style:style style:name="P26" style:family="paragraph" style:parent-style-name="Standard">
      <style:text-properties fo:font-weight="normal" officeooo:rsid="0025d61b" officeooo:paragraph-rsid="0025d61b" style:font-weight-asian="normal" style:font-weight-complex="normal"/>
    </style:style>
    <style:style style:name="P27" style:family="paragraph" style:parent-style-name="Standard">
      <style:text-properties officeooo:paragraph-rsid="000f249f"/>
    </style:style>
    <style:style style:name="P28" style:family="paragraph" style:parent-style-name="Standard">
      <style:text-properties officeooo:rsid="001895be" officeooo:paragraph-rsid="001895be"/>
    </style:style>
    <style:style style:name="P29" style:family="paragraph" style:parent-style-name="Standard">
      <style:text-properties fo:font-weight="normal" officeooo:rsid="00076a89" officeooo:paragraph-rsid="00076a89" style:font-weight-asian="normal" style:font-weight-complex="normal"/>
    </style:style>
    <style:style style:name="P30" style:family="paragraph" style:parent-style-name="Standard">
      <style:text-properties officeooo:paragraph-rsid="00076a89"/>
    </style:style>
    <style:style style:name="P31" style:family="paragraph" style:parent-style-name="Standard">
      <style:text-properties fo:font-weight="bold" officeooo:rsid="0025d61b" officeooo:paragraph-rsid="0025d61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57504"/>
    </style:style>
    <style:style style:name="T3" style:family="text">
      <style:text-properties officeooo:rsid="00076a89"/>
    </style:style>
    <style:style style:name="T4" style:family="text">
      <style:text-properties officeooo:rsid="0008fed0"/>
    </style:style>
    <style:style style:name="T5" style:family="text">
      <style:text-properties officeooo:rsid="00094dd7"/>
    </style:style>
    <style:style style:name="T6" style:family="text">
      <style:text-properties officeooo:rsid="000ac50d"/>
    </style:style>
    <style:style style:name="T7" style:family="text">
      <style:text-properties officeooo:rsid="000d4c8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7809" style:font-weight-asian="normal" style:font-weight-complex="normal"/>
    </style:style>
    <style:style style:name="T10" style:family="text">
      <style:text-properties fo:font-weight="normal" officeooo:rsid="000f249f" style:font-weight-asian="normal" style:font-weight-complex="normal"/>
    </style:style>
    <style:style style:name="T11" style:family="text">
      <style:text-properties fo:font-weight="normal" officeooo:rsid="001d3cd8" style:font-weight-asian="normal" style:font-weight-complex="normal"/>
    </style:style>
    <style:style style:name="T12" style:family="text">
      <style:text-properties fo:font-weight="normal" officeooo:rsid="001fd38c" style:font-weight-asian="normal" style:font-weight-complex="normal"/>
    </style:style>
    <style:style style:name="T13" style:family="text">
      <style:text-properties fo:font-weight="normal" officeooo:rsid="00230db5" style:font-weight-asian="normal" style:font-weight-complex="normal"/>
    </style:style>
    <style:style style:name="T14" style:family="text">
      <style:text-properties fo:font-weight="normal" officeooo:rsid="0024107e" style:font-weight-asian="normal" style:font-weight-complex="normal"/>
    </style:style>
    <style:style style:name="T15" style:family="text">
      <style:text-properties fo:font-weight="normal" officeooo:rsid="0024a44f" style:font-weight-asian="normal" style:font-weight-complex="normal"/>
    </style:style>
    <style:style style:name="T16" style:family="text">
      <style:text-properties fo:font-weight="normal" officeooo:rsid="00256053" style:font-weight-asian="normal" style:font-weight-complex="normal"/>
    </style:style>
    <style:style style:name="T17" style:family="text">
      <style:text-properties fo:font-weight="normal" officeooo:rsid="00272549" style:font-weight-asian="normal" style:font-weight-complex="normal"/>
    </style:style>
    <style:style style:name="T18" style:family="text">
      <style:text-properties fo:font-weight="normal" officeooo:rsid="00290d24" style:font-weight-asian="normal" style:font-weight-complex="normal"/>
    </style:style>
    <style:style style:name="T19" style:family="text">
      <style:text-properties fo:font-weight="normal" officeooo:rsid="002a8ba8" style:font-weight-asian="normal" style:font-weight-complex="normal"/>
    </style:style>
    <style:style style:name="T20" style:family="text">
      <style:text-properties fo:font-weight="normal" officeooo:rsid="002bddc5" style:font-weight-asian="normal" style:font-weight-complex="normal"/>
    </style:style>
    <style:style style:name="T21" style:family="text">
      <style:text-properties fo:font-weight="normal" officeooo:rsid="00076a89" style:font-weight-asian="normal" style:font-weight-complex="normal"/>
    </style:style>
    <style:style style:name="T22" style:family="text">
      <style:text-properties fo:font-weight="normal" officeooo:rsid="002cce7e" style:font-weight-asian="normal" style:font-weight-complex="normal"/>
    </style:style>
    <style:style style:name="T23" style:family="text">
      <style:text-properties officeooo:rsid="001300a3"/>
    </style:style>
    <style:style style:name="T24" style:family="text">
      <style:text-properties officeooo:rsid="0014dc50"/>
    </style:style>
    <style:style style:name="T25" style:family="text">
      <style:text-properties officeooo:rsid="00155c95"/>
    </style:style>
    <style:style style:name="T26" style:family="text">
      <style:text-properties officeooo:rsid="0016f6a6"/>
    </style:style>
    <style:style style:name="T27" style:family="text">
      <style:text-properties officeooo:rsid="001d3cd8"/>
    </style:style>
    <style:style style:name="T28" style:family="text">
      <style:text-properties officeooo:rsid="002bddc5"/>
    </style:style>
    <style:style style:name="T29" style:family="text">
      <style:text-properties officeooo:rsid="002cce7e"/>
    </style:style>
    <style:style style:name="T30" style:family="text">
      <style:text-properties officeooo:rsid="002e99bf"/>
    </style:style>
    <style:style style:name="T31" style:family="text">
      <style:text-properties officeooo:rsid="002ff71c"/>
    </style:style>
    <style:style style:name="T32" style:family="text">
      <style:text-properties officeooo:rsid="00300e4c"/>
    </style:style>
    <style:style style:name="T33" style:family="text">
      <style:text-properties officeooo:rsid="0031fbe4"/>
    </style:style>
    <style:style style:name="T34" style:family="text">
      <style:text-properties officeooo:rsid="0033f250"/>
    </style:style>
    <style:style style:name="T35" style:family="text">
      <style:text-properties officeooo:rsid="00353f88"/>
    </style:style>
    <style:style style:name="T36" style:family="text">
      <style:text-properties officeooo:rsid="00367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les</text:p>
      <text:p text:style-name="P1">Feb 3<text:span text:style-name="T1">rd</text:span> 2021</text:p>
      <text:p text:style-name="P1"/>
      <text:p text:style-name="P2">Values in [brackets] are liable to change, <text:span text:style-name="T4">or Drophashes</text:span></text:p>
      <text:p text:style-name="P1"/>
      <text:p text:style-name="P2">Tiles represent areas of land. <text:span text:style-name="T28">They will take the shape of hexagons.</text:span> They will have the following aspects:</text:p>
      <text:p text:style-name="P2">- Terrain: A type of difficulty to traverse. Can have values of [open, forest, mountains, water, swamp] and can have the adjectives [dense]</text:p>
      <text:p text:style-name="P3"><text:span text:style-name="T2">- Drophash: An ADT that represents the possible card drops when exhibiting the tile. A drophash will have 100 inde</text:span><text:span text:style-name="T3">xes, and several indexes will point to the same result. Upon choosing a result, that result is removed from the drophash. If that result is rolled again, the null value is returned, and no card is dropped</text:span></text:p>
      <text:p text:style-name="P3">- <text:span text:style-name="T3">Occupancy: A number that represents how many units can reside on the tile. This can be influenced by terrain type and structures</text:span></text:p>
      <text:p text:style-name="P4">- Effect: A special, unique effect, I.e a “forest” tile will <text:span text:style-name="T6">attempt to </text:span>reset its drophash once every [10] turns</text:p>
      <text:p text:style-name="P4"/>
      <text:p text:style-name="P9">Water</text:p>
      <text:p text:style-name="P28">A border tile. Some structures allow for movement over this tile</text:p>
      <text:p text:style-name="P28">Terrain: Water</text:p>
      <text:p text:style-name="P28">Drophash: none</text:p>
      <text:p text:style-name="P28">Occupancy: 0</text:p>
      <text:p text:style-name="P28">Effect: none</text:p>
      <text:p text:style-name="P4"/>
      <text:p text:style-name="P6">Beach</text:p>
      <text:p text:style-name="P5">A basic tile with few drops</text:p>
      <text:p text:style-name="P5">Terrain: Open</text:p>
      <text:p text:style-name="P5">Drophash: </text:p>
      <text:p text:style-name="P5">{</text:p>
      <text:p text:style-name="P14"><text:span text:style-name="T3"><text:tab/>“</text:span><text:span text:style-name="T34">5</text:span><text:span text:style-name="T25">:Stone”, *</text:span><text:span text:style-name="T34">3</text:span></text:p>
      <text:p text:style-name="P14"><text:tab/>“<text:span text:style-name="T35">7</text:span><text:span text:style-name="T34">:Rations”, *2</text:span></text:p>
      <text:p text:style-name="P5"><text:tab/>“<text:span text:style-name="T25">1</text:span>:Relic”</text:p>
      <text:p text:style-name="P5">}</text:p>
      <text:p text:style-name="P5">Occupancy: [3]</text:p>
      <text:p text:style-name="P5">Effect: none</text:p>
      <text:p text:style-name="P5"/>
      <text:p text:style-name="P6">Forest</text:p>
      <text:p text:style-name="P15">A support tile meant for early game</text:p>
      <text:p text:style-name="P15">Terrain: Forest</text:p>
      <text:p text:style-name="P15">Drophash:</text:p>
      <text:p text:style-name="P15">{</text:p>
      <text:p text:style-name="P15"><text:tab/>“<text:span text:style-name="T24">10:Wood”, * </text:span><text:span text:style-name="T33">7</text:span></text:p>
      <text:p text:style-name="P15"><text:tab/>“<text:span text:style-name="T33">5: Rations”, *2</text:span></text:p>
      <text:p text:style-name="P15"><text:tab/>“<text:span text:style-name="T24">5:Stone”, *3</text:span></text:p>
      <text:p text:style-name="P15"><text:tab/>“<text:span text:style-name="T24">4:</text:span><text:span text:style-name="T5">Stone”,</text:span></text:p>
      <text:p text:style-name="P15"><text:tab/>“<text:span text:style-name="T24">1</text:span><text:span text:style-name="T5">:Relic”</text:span></text:p>
      <text:p text:style-name="P15">}</text:p>
      <text:p text:style-name="P17">Occupancy: 2</text:p>
      <text:p text:style-name="P17">Effect: Every [10] turns, there is a [%50] chance the drophash will reset, and null values will populate <text:span text:style-name="T7">with a drop</text:span></text:p>
      <text:p text:style-name="P17"/>
      <text:p text:style-name="P7"><text:soft-page-break/>Dense Forest</text:p>
      <text:p text:style-name="P22">Similar to forest</text:p>
      <text:p text:style-name="P22">Terrain: Dense forest</text:p>
      <text:p text:style-name="P22">Drophash:</text:p>
      <text:p text:style-name="P16">{</text:p>
      <text:p text:style-name="P16"><text:s text:c="12"/>"10:Wood", * <text:span text:style-name="T23">8</text:span></text:p>
      <text:p text:style-name="P16"><text:s text:c="12"/>"10:<text:span text:style-name="T29">Primal Warrior</text:span>",</text:p>
      <text:p text:style-name="P16"><text:s text:c="12"/>"5:<text:span text:style-name="T29">Primal Warrior</text:span>",</text:p>
      <text:p text:style-name="P27"><text:span text:style-name="T21"><text:s text:c="12"/>"4:</text:span><text:span text:style-name="T22">Primal Archer</text:span><text:span text:style-name="T21">",</text:span></text:p>
      <text:p text:style-name="P16"><text:s text:c="12"/>"1:<text:span text:style-name="T29">Relic</text:span>"</text:p>
      <text:p text:style-name="P16">}</text:p>
      <text:p text:style-name="P27"><text:span text:style-name="T9">Occupancy: </text:span><text:span text:style-name="T10">1</text:span></text:p>
      <text:p text:style-name="P18">Effect: Every [10] turns, there is a [%50] chance the drophash will reset, and null values will populate <text:span text:style-name="T7">with a drop</text:span></text:p>
      <text:p text:style-name="P18"/>
      <text:p text:style-name="P8">Hills</text:p>
      <text:p text:style-name="P19">A transition tile between early and mid game</text:p>
      <text:p text:style-name="P19">Terrain: Mountain</text:p>
      <text:p text:style-name="P19">Drophash:</text:p>
      <text:p text:style-name="P19">{</text:p>
      <text:p text:style-name="P19"><text:tab/>“<text:span text:style-name="T26">15</text:span>:Stone”, * <text:span text:style-name="T26">4</text:span></text:p>
      <text:p text:style-name="P19"><text:tab/>“<text:span text:style-name="T36">1</text:span><text:span text:style-name="T26">0</text:span>:Primal <text:span text:style-name="T36">Warrio</text:span>”,</text:p>
      <text:p text:style-name="P19"><text:tab/>“<text:span text:style-name="T27">5:Iron”</text:span></text:p>
      <text:p text:style-name="P19">}</text:p>
      <text:p text:style-name="P20">Occupancy: 2</text:p>
      <text:p text:style-name="P21">Effect: none</text:p>
      <text:p text:style-name="P21"/>
      <text:p text:style-name="P10">Mountains</text:p>
      <text:p text:style-name="P23">The main block between early and mid game</text:p>
      <text:p text:style-name="P23">Terrain: Dense Mountain</text:p>
      <text:p text:style-name="P23">Drophash:</text:p>
      <text:p text:style-name="P23">{</text:p>
      <text:p text:style-name="P10"><text:span text:style-name="T8"><text:tab/>“</text:span><text:span text:style-name="T11">10:Iron”, *</text:span><text:span text:style-name="T12">2</text:span></text:p>
      <text:p text:style-name="P10"><text:span text:style-name="T12"><text:tab/>“</text:span><text:span text:style-name="T15">5:Troll”,</text:span></text:p>
      <text:p text:style-name="P24"><text:tab/>“1:Relic”, *2</text:p>
      <text:p text:style-name="P23">}</text:p>
      <text:p text:style-name="P23">Occupancy: 0</text:p>
      <text:p text:style-name="P23">Effect: Increases sight on residing units by 1. Every turn, there is a [%50] chance residing units will take [1] damage. <text:span text:style-name="T30">Cards dropped here have a [%25] chance to disappear every turn, </text:span><text:span text:style-name="T31">unless they are picked up</text:span></text:p>
      <text:p text:style-name="P23"/>
      <text:p text:style-name="P11">Desert</text:p>
      <text:p text:style-name="P11"><text:span text:style-name="T8">A neutral tile that</text:span><text:span text:style-name="T13"> will be halfway between players; possibly the grounds of battle</text:span></text:p>
      <text:p text:style-name="P25">Terrain: Open</text:p>
      <text:p text:style-name="P25">Drophash:</text:p>
      <text:p text:style-name="P25">{</text:p>
      <text:p text:style-name="P12"><text:span text:style-name="T8"><text:tab/></text:span><text:span text:style-name="T14">“1:Relic”,</text:span></text:p>
      <text:p text:style-name="P12"><text:span text:style-name="T14"><text:tab/>“</text:span><text:span text:style-name="T16">5:Desert nomad” *4</text:span></text:p>
      <text:p text:style-name="P25">}</text:p>
      <text:p text:style-name="P25">Occupancy: 3</text:p>
      <text:p text:style-name="P25">Effect: Every turn, there is a [%25] chance residing units will take [1] damage, <text:span text:style-name="T32">unless they are a Desert Nomad</text:span></text:p>
      <text:p text:style-name="P20"><text:soft-page-break/></text:p>
      <text:p text:style-name="P13">Oasis</text:p>
      <text:p text:style-name="P13"><text:span text:style-name="T8">A powerful tile that provides a strategic advantage </text:span><text:span text:style-name="T20">due to its drophash</text:span></text:p>
      <text:p text:style-name="P13"><text:span text:style-name="T8">Terrain: </text:span><text:span text:style-name="T18">Dense </text:span><text:span text:style-name="T8">Forest</text:span></text:p>
      <text:p text:style-name="P26">Drophash {</text:p>
      <text:p text:style-name="P13"><text:span text:style-name="T8"><text:tab/>“2:Relic” * </text:span><text:span text:style-name="T17">5</text:span><text:span text:style-name="T8">,</text:span></text:p>
      <text:p text:style-name="P13"><text:span text:style-name="T8"><text:tab/>“</text:span><text:span text:style-name="T18">5:Golden apple” *3</text:span></text:p>
      <text:p text:style-name="P26">}</text:p>
      <text:p text:style-name="P13"><text:span text:style-name="T8">Occupancy: </text:span><text:span text:style-name="T18">1</text:span></text:p>
      <text:p text:style-name="P13"><text:span text:style-name="T8">Effect: Any time a unit dies in desert tiles directly adjacent to this tile, this tile </text:span><text:span text:style-name="T19">has a [%50] chance to reset it’s dropha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5T11:28:43.894000000</dc:date>
    <meta:editing-duration>PT1H22M8S</meta:editing-duration>
    <meta:editing-cycles>43</meta:editing-cycles>
    <meta:document-statistic meta:table-count="0" meta:image-count="0" meta:object-count="0" meta:page-count="3" meta:paragraph-count="92" meta:word-count="464" meta:character-count="2754" meta:non-whitespace-character-count="2303"/>
  </office:meta>
</office:document-meta>
</file>